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3333"/>
    </style:style>
    <style:style style:name="ce3" style:family="table-cell" style:parent-style-name="Default" style:data-style-name="N30">
      <style:text-properties fo:color="#FF3333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79375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5" table:default-cell-style-name="ce1"/>
        <table:table-column table:style-name="co12" table:default-cell-style-name="ce1"/>
        <table:table-column table:style-name="co3" table:number-columns-repeated="1004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976500" table:style-name="ce2">
            <text:p>976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7.23333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909500" table:style-name="ce2">
            <text:p>1909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2.8288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753000" table:style-name="ce2">
            <text:p>3753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3.0888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999000" table:style-name="ce2">
            <text:p>999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7.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901000" table:style-name="ce2">
            <text:p>2901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29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4162500" table:style-name="ce2">
            <text:p>4162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3.42593%</text:p>
          </table:table-cell>
          <table:table-cell table:number-columns-repeated="16364" table:style-name="ce2"/>
        </table:table-row>
        <table:table-row table:style-name="ro1">
          <table:table-cell table:number-columns-repeated="19" table:style-name="ce2"/>
          <table:table-cell table:style-name="ce3"/>
          <table:table-cell table:number-columns-repeated="16364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350000" table:style-name="ce2">
            <text:p>133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913500" table:style-name="ce2">
            <text:p>913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6.842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508500" table:style-name="ce2">
            <text:p>3508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5.19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350000" table:style-name="ce2">
            <text:p>1213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867000" table:style-name="ce2">
            <text:p>3867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3.18665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350000" table:style-name="ce2">
            <text:p>133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061000" table:style-name="ce2">
            <text:p>2061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15.438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7111500" table:style-name="ce2">
            <text:p>7111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10.5356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350000" table:style-name="ce2">
            <text:p>1213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9169500" table:style-name="ce2">
            <text:p>9169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7.55624%</text:p>
          </table:table-cell>
          <table:table-cell table:number-columns-repeated="16364" table:style-name="ce2"/>
        </table:table-row>
        <table:table-row table:number-rows-repeated="2"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5000" table:style-name="ce2">
            <text:p>15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11111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48500" table:style-name="ce2">
            <text:p>148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2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99500" table:style-name="ce2">
            <text:p>199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16419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350000" table:style-name="ce2">
            <text:p>133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0100" table:style-name="ce2">
            <text:p>301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5122442%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71500" table:style-name="ce2">
            <text:p>71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605356%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250000" table:style-name="ce2">
            <text:p>1212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91500" table:style-name="ce2">
            <text:p>91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82144</text:p>
          </table:table-cell>
          <table:table-cell table:number-columns-repeated="1636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000" table:style-name="ce2">
            <text:p>6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044444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9000" table:style-name="ce2">
            <text:p>9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0133333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000" table:style-name="ce2">
            <text:p>6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0049382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SL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3500" table:style-name="ce2">
            <text:p>13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SL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2500" table:style-name="ce2">
            <text:p>52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0777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SL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3000" table:style-name="ce2">
            <text:p>63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0518519%</text:p>
          </table:table-cell>
          <table:table-cell table:number-columns-repeated="16364" table:style-name="ce2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OM KALE</dc:creator>
    <dc:date>2015-04-06T00:53:14Z</dc:date>
    <meta:editing-cycles>6</meta:editing-cycles>
    <meta:editing-duration>PT119S</meta:editing-duration>
  </office:meta>
</office:document-meta>
</file>